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56104166666667cm" style:use-optimal-column-width="true"/>
    </style:style>
    <style:style style:name="co2" style:family="table-column">
      <style:table-column-properties fo:break-before="auto" style:column-width="11.7210416666667cm" style:use-optimal-column-width="true"/>
    </style:style>
    <style:style style:name="co3" style:family="table-column">
      <style:table-column-properties fo:break-before="auto" style:column-width="2.09020833333333cm" style:use-optimal-column-width="true"/>
    </style:style>
    <style:style style:name="co4" style:family="table-column">
      <style:table-column-properties fo:break-before="auto" style:column-width="1.64041666666667cm" style:use-optimal-column-width="true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7"/>
        <table:table-column table:style-name="co4" table:default-cell-style-name="ce6"/>
        <table:table-column table:style-name="co2" table:default-cell-style-name="ce6"/>
        <table:table-column table:style-name="co5" table:number-columns-repeated="252" table:default-cell-style-name="ce6"/>
        <table:table-column table:style-name="co6" table:number-columns-repeated="767" table:default-cell-style-name="ce1"/>
        <table:table-column table:style-name="co7" table:number-columns-repeated="15360" table:default-cell-style-name="ce1"/>
        <table:table-row table:style-name="ro1">
          <table:table-cell table:style-name="ce2"/>
          <table:table-cell office:value-type="string" table:style-name="ce3">
            <text:p>LES RHODOS VILLAGE</text:p>
          </table:table-cell>
          <table:table-cell office:value-type="string" table:style-name="ce4">
            <text:p>FEVRIER</text:p>
          </table:table-cell>
          <table:table-cell table:style-name="ce2"/>
          <table:table-cell office:value-type="string" table:style-name="ce3">
            <text:p>LE CHARMIEUX CHINAILLON</text:p>
          </table:table-cell>
          <table:table-cell table:number-columns-repeated="252" table:style-name="ce2"/>
          <table:table-cell table:number-columns-repeated="16127" table:style-name="ce5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6">
            <text:p>UNE HEURE DE TRANQUILLITE</text:p>
          </table:table-cell>
          <table:table-cell office:value-type="string" table:style-name="ce7">
            <text:p>MER 4</text:p>
          </table:table-cell>
          <table:table-cell office:value-type="string" table:style-name="ce6">
            <text:p>17H30</text:p>
          </table:table-cell>
          <table:table-cell office:value-type="string" table:style-name="ce6">
            <text:p>LA FAMILLE BELIER</text:p>
          </table:table-cell>
          <table:table-cell table:number-columns-repeated="252" table:style-name="ce6"/>
          <table:table-cell table:number-columns-repeated="16127"/>
        </table:table-row>
        <table:table-row table:style-name="ro1">
          <table:table-cell office:value-type="string" table:style-name="ce8">
            <text:p>21 H</text:p>
          </table:table-cell>
          <table:table-cell office:value-type="string" table:style-name="ce8">
            <text:p>UNE HEURE DE TRANQUILLITE</text:p>
          </table:table-cell>
          <table:table-cell table:style-name="ce9"/>
          <table:table-cell office:value-type="string" table:style-name="ce8">
            <text:p>21H</text:p>
          </table:table-cell>
          <table:table-cell office:value-type="string" table:style-name="ce8">
            <text:p>LA FAMILLE BELIER</text:p>
          </table:table-cell>
          <table:table-cell table:number-columns-repeated="16379" table:style-name="ce10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11">
            <text:p>PAPA OU MAMAN</text:p>
          </table:table-cell>
          <table:table-cell office:value-type="string" table:style-name="ce7">
            <text:p>JEU 5</text:p>
          </table:table-cell>
          <table:table-cell office:value-type="string" table:style-name="ce6">
            <text:p>17H30</text:p>
          </table:table-cell>
          <table:table-cell office:value-type="string" table:style-name="ce6">
            <text:p>LES SOUVENIRS</text:p>
          </table:table-cell>
          <table:table-cell table:number-columns-repeated="252" table:style-name="ce6"/>
          <table:table-cell table:number-columns-repeated="16127"/>
        </table:table-row>
        <table:table-row table:style-name="ro1">
          <table:table-cell office:value-type="string" table:style-name="ce8">
            <text:p>21 H</text:p>
          </table:table-cell>
          <table:table-cell office:value-type="string" table:style-name="ce12">
            <text:p>PAPA OU MAMAN</text:p>
          </table:table-cell>
          <table:table-cell table:style-name="ce9"/>
          <table:table-cell office:value-type="string" table:style-name="ce8">
            <text:p>21H</text:p>
          </table:table-cell>
          <table:table-cell office:value-type="string" table:style-name="ce8">
            <text:p>LES SOUVENIRS</text:p>
          </table:table-cell>
          <table:table-cell table:number-columns-repeated="16379" table:style-name="ce10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6">
            <text:p>LA NUIT AU MUSÉE : LE SECRET DES PHARAONS</text:p>
          </table:table-cell>
          <table:table-cell office:value-type="string" table:style-name="ce7">
            <text:p>VEN 6</text:p>
          </table:table-cell>
          <table:table-cell office:value-type="string" table:style-name="ce6">
            <text:p>17H30</text:p>
          </table:table-cell>
          <table:table-cell office:value-type="string" table:style-name="ce6">
            <text:p>UNE HEURE DE TRANQUILLITE</text:p>
          </table:table-cell>
          <table:table-cell table:number-columns-repeated="252" table:style-name="ce6"/>
          <table:table-cell table:number-columns-repeated="16127"/>
        </table:table-row>
        <table:table-row table:style-name="ro1">
          <table:table-cell office:value-type="string" table:style-name="ce8">
            <text:p>21 H</text:p>
          </table:table-cell>
          <table:table-cell office:value-type="string" table:style-name="ce6">
            <text:p>LA NUIT AU MUSÉE : LE SECRET DES PHARAONS</text:p>
          </table:table-cell>
          <table:table-cell table:style-name="ce9"/>
          <table:table-cell office:value-type="string" table:style-name="ce8">
            <text:p>21H</text:p>
          </table:table-cell>
          <table:table-cell office:value-type="string" table:style-name="ce8">
            <text:p>UNE HEURE DE TRANQUILLITE</text:p>
          </table:table-cell>
          <table:table-cell table:number-columns-repeated="16379" table:style-name="ce10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6">
            <text:p>LA FAMILLE BELIER</text:p>
          </table:table-cell>
          <table:table-cell office:value-type="string" table:style-name="ce7">
            <text:p>SAM 7</text:p>
          </table:table-cell>
          <table:table-cell office:value-type="string" table:style-name="ce6">
            <text:p>17H30</text:p>
          </table:table-cell>
          <table:table-cell office:value-type="string" table:style-name="ce6">
            <text:p>PAPA OU MAMAN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10">
            <text:p>21H</text:p>
          </table:table-cell>
          <table:table-cell office:value-type="string" table:style-name="ce10">
            <text:p>LA FAMILLE BELIER</text:p>
          </table:table-cell>
          <table:table-cell table:style-name="ce13"/>
          <table:table-cell office:value-type="string" table:style-name="ce10">
            <text:p>21H</text:p>
          </table:table-cell>
          <table:table-cell office:value-type="string" table:style-name="ce10">
            <text:p>PAPA OU MAMAN</text:p>
          </table:table-cell>
          <table:table-cell table:number-columns-repeated="16379" table:style-name="ce10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6">
            <text:p>ASTERIX : LE DOMAINE DES DIEUX</text:p>
          </table:table-cell>
          <table:table-cell office:value-type="string" table:style-name="ce7">
            <text:p>DIM 8</text:p>
          </table:table-cell>
          <table:table-cell office:value-type="string" table:style-name="ce6">
            <text:p>17H30</text:p>
          </table:table-cell>
          <table:table-cell office:value-type="string" table:style-name="ce6">
            <text:p>LA NUIT AU MUSÉE : LE SECRET DES PHARAONS</text:p>
          </table:table-cell>
          <table:table-cell table:number-columns-repeated="252" table:style-name="ce6"/>
          <table:table-cell table:number-columns-repeated="16127"/>
        </table:table-row>
        <table:table-row table:style-name="ro1">
          <table:table-cell office:value-type="string" table:style-name="ce10">
            <text:p>21H</text:p>
          </table:table-cell>
          <table:table-cell office:value-type="string" table:style-name="ce10">
            <text:p>LES SOUVENIRS</text:p>
          </table:table-cell>
          <table:table-cell table:style-name="ce13"/>
          <table:table-cell office:value-type="string" table:style-name="ce10">
            <text:p>21H</text:p>
          </table:table-cell>
          <table:table-cell office:value-type="string" table:style-name="ce6">
            <text:p>LA NUIT AU MUSÉE : LE SECRET DES PHARAONS</text:p>
          </table:table-cell>
          <table:table-cell table:number-columns-repeated="16379" table:style-name="ce10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11">
            <text:p>PADDINGTON</text:p>
          </table:table-cell>
          <table:table-cell office:value-type="string" table:style-name="ce7">
            <text:p>LUN 9</text:p>
          </table:table-cell>
          <table:table-cell office:value-type="string" table:style-name="ce6">
            <text:p>17H30</text:p>
          </table:table-cell>
          <table:table-cell office:value-type="string" table:style-name="ce6">
            <text:p>LA FAMILLE BELIER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10">
            <text:p>21H</text:p>
          </table:table-cell>
          <table:table-cell office:value-type="string" table:style-name="ce14">
            <text:p>LES HERITIERS</text:p>
          </table:table-cell>
          <table:table-cell table:style-name="ce13"/>
          <table:table-cell office:value-type="string" table:style-name="ce10">
            <text:p>21H</text:p>
          </table:table-cell>
          <table:table-cell office:value-type="string" table:style-name="ce10">
            <text:p>LA FAMILLE BELIER</text:p>
          </table:table-cell>
          <table:table-cell table:number-columns-repeated="16379" table:style-name="ce10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11">
            <text:p>LES PINGOUINS DE MADAGASCAR</text:p>
          </table:table-cell>
          <table:table-cell office:value-type="string" table:style-name="ce7">
            <text:p>MAR 10</text:p>
          </table:table-cell>
          <table:table-cell office:value-type="string" table:style-name="ce6">
            <text:p>17H30</text:p>
          </table:table-cell>
          <table:table-cell office:value-type="string" table:style-name="ce6">
            <text:p>ASTERIX : LE DOMAINE DES DIEUX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10">
            <text:p>21H</text:p>
          </table:table-cell>
          <table:table-cell office:value-type="string" table:style-name="ce10">
            <text:p>TAKEN 3</text:p>
          </table:table-cell>
          <table:table-cell table:style-name="ce13"/>
          <table:table-cell office:value-type="string" table:style-name="ce10">
            <text:p>21H</text:p>
          </table:table-cell>
          <table:table-cell office:value-type="string" table:style-name="ce10">
            <text:p>LES SOUVENIRS</text:p>
          </table:table-cell>
          <table:table-cell table:number-columns-repeated="16379" table:style-name="ce10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6">
            <text:p>LA NUIT AU MUSÉE : LE SECRET DES PHARAONS</text:p>
          </table:table-cell>
          <table:table-cell office:value-type="string" table:style-name="ce7">
            <text:p>MER 11</text:p>
          </table:table-cell>
          <table:table-cell office:value-type="string" table:style-name="ce6">
            <text:p>17H30</text:p>
          </table:table-cell>
          <table:table-cell office:value-type="string" table:style-name="ce11">
            <text:p>PADDINGTON</text:p>
          </table:table-cell>
          <table:table-cell table:number-columns-repeated="252" table:style-name="ce6"/>
          <table:table-cell table:number-columns-repeated="16127"/>
        </table:table-row>
        <table:table-row table:style-name="ro1">
          <table:table-cell office:value-type="string" table:style-name="ce10">
            <text:p>21 H</text:p>
          </table:table-cell>
          <table:table-cell office:value-type="string" table:style-name="ce14">
            <text:p>BIS</text:p>
          </table:table-cell>
          <table:table-cell table:style-name="ce13"/>
          <table:table-cell office:value-type="string" table:style-name="ce10">
            <text:p>21H</text:p>
          </table:table-cell>
          <table:table-cell office:value-type="string" table:style-name="ce6">
            <text:p>LES HERITIERS</text:p>
          </table:table-cell>
          <table:table-cell table:number-columns-repeated="16379" table:style-name="ce10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15">
            <text:p>LES NOUVEAUX HEROS</text:p>
          </table:table-cell>
          <table:table-cell office:value-type="string" table:style-name="ce4">
            <text:p>JEU 12</text:p>
          </table:table-cell>
          <table:table-cell office:value-type="string" table:style-name="ce6">
            <text:p>17H30</text:p>
          </table:table-cell>
          <table:table-cell office:value-type="string" table:style-name="ce16">
            <text:p>LES PINGOUINS DE MADAGASCAR</text:p>
          </table:table-cell>
          <table:table-cell table:number-columns-repeated="252" table:style-name="ce6"/>
          <table:table-cell table:number-columns-repeated="16127"/>
        </table:table-row>
        <table:table-row table:style-name="ro1">
          <table:table-cell office:value-type="string" table:style-name="ce10">
            <text:p>21 H</text:p>
          </table:table-cell>
          <table:table-cell office:value-type="string" table:style-name="ce6">
            <text:p>CINQUANTE NUANCES DE GREY</text:p>
          </table:table-cell>
          <table:table-cell table:style-name="ce13"/>
          <table:table-cell office:value-type="string" table:style-name="ce10">
            <text:p>21H</text:p>
          </table:table-cell>
          <table:table-cell office:value-type="string" table:style-name="ce10">
            <text:p>TAKEN 3</text:p>
          </table:table-cell>
          <table:table-cell table:number-columns-repeated="16379" table:style-name="ce10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17">
            <text:p>UN VILLAGE PRESQUE PARFAIT !</text:p>
          </table:table-cell>
          <table:table-cell office:value-type="string" table:style-name="ce7">
            <text:p>VEN 13</text:p>
          </table:table-cell>
          <table:table-cell office:value-type="string" table:style-name="ce6">
            <text:p>17H30</text:p>
          </table:table-cell>
          <table:table-cell office:value-type="string" table:style-name="ce6">
            <text:p>LA NUIT AU MUSÉE : LE SECRET DES PHARAONS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10">
            <text:p>21 H</text:p>
          </table:table-cell>
          <table:table-cell office:value-type="string" table:style-name="ce14">
            <text:p>UN VILLAGE PRESQUE PARFAIT !</text:p>
          </table:table-cell>
          <table:table-cell table:style-name="ce13"/>
          <table:table-cell office:value-type="string" table:style-name="ce10">
            <text:p>21H</text:p>
          </table:table-cell>
          <table:table-cell office:value-type="string" table:style-name="ce10">
            <text:p>BIS</text:p>
          </table:table-cell>
          <table:table-cell table:number-columns-repeated="16379" table:style-name="ce10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6">
            <text:p>LES SOUVENIRS</text:p>
          </table:table-cell>
          <table:table-cell office:value-type="string" table:style-name="ce7">
            <text:p>SAM 14</text:p>
          </table:table-cell>
          <table:table-cell office:value-type="string" table:style-name="ce6">
            <text:p>17H30</text:p>
          </table:table-cell>
          <table:table-cell office:value-type="string" table:style-name="ce11">
            <text:p>LES NOUVEAUX HEROS</text:p>
          </table:table-cell>
          <table:table-cell table:number-columns-repeated="252" table:style-name="ce6"/>
          <table:table-cell table:number-columns-repeated="16127"/>
        </table:table-row>
        <table:table-row table:style-name="ro1">
          <table:table-cell office:value-type="string" table:style-name="ce10">
            <text:p>21 H</text:p>
          </table:table-cell>
          <table:table-cell office:value-type="string" table:style-name="ce10">
            <text:p>LES SOUVENIRS</text:p>
          </table:table-cell>
          <table:table-cell table:style-name="ce13"/>
          <table:table-cell office:value-type="string" table:style-name="ce10">
            <text:p>21H</text:p>
          </table:table-cell>
          <table:table-cell office:value-type="string" table:style-name="ce6">
            <text:p>CINQUANTE NUANCES DE GREY</text:p>
          </table:table-cell>
          <table:table-cell table:number-columns-repeated="16379" table:style-name="ce10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11">
            <text:p>LA NUIT AU MUSÉE : LE SECRET DES PHARAONS</text:p>
          </table:table-cell>
          <table:table-cell office:value-type="string" table:style-name="ce7">
            <text:p>DIM 15</text:p>
          </table:table-cell>
          <table:table-cell office:value-type="string" table:style-name="ce6">
            <text:p>17H30</text:p>
          </table:table-cell>
          <table:table-cell office:value-type="string" table:style-name="ce6">
            <text:p>UN VILLAGE PRESQUE PARFAIT !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10">
            <text:p>21 H</text:p>
          </table:table-cell>
          <table:table-cell office:value-type="string" table:style-name="ce14">
            <text:p>PAPA OU MAMAN</text:p>
          </table:table-cell>
          <table:table-cell table:style-name="ce13"/>
          <table:table-cell office:value-type="string" table:style-name="ce10">
            <text:p>21H</text:p>
          </table:table-cell>
          <table:table-cell office:value-type="string" table:style-name="ce14">
            <text:p>UN VILLAGE PRESQUE PARFAIT !</text:p>
          </table:table-cell>
          <table:table-cell table:number-columns-repeated="16379" table:style-name="ce10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6">
            <text:p>LA FAMILLE BELIER</text:p>
          </table:table-cell>
          <table:table-cell office:value-type="string" table:style-name="ce7">
            <text:p>LUN 16</text:p>
          </table:table-cell>
          <table:table-cell office:value-type="string" table:style-name="ce6">
            <text:p>17H30</text:p>
          </table:table-cell>
          <table:table-cell office:value-type="string" table:style-name="ce6">
            <text:p>LES SOUVENIRS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10">
            <text:p>21 H</text:p>
          </table:table-cell>
          <table:table-cell office:value-type="string" table:style-name="ce10">
            <text:p>LA FAMILLE BELIER</text:p>
          </table:table-cell>
          <table:table-cell table:style-name="ce13"/>
          <table:table-cell office:value-type="string" table:style-name="ce10">
            <text:p>21H</text:p>
          </table:table-cell>
          <table:table-cell office:value-type="string" table:style-name="ce10">
            <text:p>BIS</text:p>
          </table:table-cell>
          <table:table-cell table:number-columns-repeated="16379" table:style-name="ce10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15">
            <text:p>LES NOUVEAUX HEROS</text:p>
          </table:table-cell>
          <table:table-cell office:value-type="string" table:style-name="ce7">
            <text:p>MAR 17</text:p>
          </table:table-cell>
          <table:table-cell office:value-type="string" table:style-name="ce6">
            <text:p>17H30</text:p>
          </table:table-cell>
          <table:table-cell office:value-type="string" table:style-name="ce11">
            <text:p>LA NUIT AU MUSÉE : LE SECRET DES PHARAONS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10">
            <text:p>21H</text:p>
          </table:table-cell>
          <table:table-cell office:value-type="string" table:style-name="ce10">
            <text:p>CINQUANTE NUANCES DE GREY</text:p>
          </table:table-cell>
          <table:table-cell table:style-name="ce13"/>
          <table:table-cell office:value-type="string" table:style-name="ce10">
            <text:p>21H</text:p>
          </table:table-cell>
          <table:table-cell office:value-type="string" table:style-name="ce10">
            <text:p>PAPA OU MAMAN</text:p>
          </table:table-cell>
          <table:table-cell table:number-columns-repeated="16379" table:style-name="ce10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6">
            <text:p>UN VILLAGE PRESQUE PARFAIT !</text:p>
          </table:table-cell>
          <table:table-cell office:value-type="string" table:style-name="ce7">
            <text:p>MER 18</text:p>
          </table:table-cell>
          <table:table-cell office:value-type="string" table:style-name="ce6">
            <text:p>17H30</text:p>
          </table:table-cell>
          <table:table-cell office:value-type="string" table:style-name="ce18">
            <text:p>LA FAMILLE BELIER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10">
            <text:p>21 H</text:p>
          </table:table-cell>
          <table:table-cell office:value-type="string" table:style-name="ce10">
            <text:p>TAKEN 3</text:p>
          </table:table-cell>
          <table:table-cell table:style-name="ce13"/>
          <table:table-cell office:value-type="string" table:style-name="ce10">
            <text:p>21H</text:p>
          </table:table-cell>
          <table:table-cell office:value-type="string" table:style-name="ce10">
            <text:p>LA FAMILLE BELIER</text:p>
          </table:table-cell>
          <table:table-cell table:number-columns-repeated="16379" table:style-name="ce10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15">
            <text:p>LA NUIT AU MUSÉE : LE SECRET DES PHARAONS</text:p>
          </table:table-cell>
          <table:table-cell office:value-type="string" table:style-name="ce7">
            <text:p>JEU 19</text:p>
          </table:table-cell>
          <table:table-cell office:value-type="string" table:style-name="ce6">
            <text:p>17H30</text:p>
          </table:table-cell>
          <table:table-cell office:value-type="string" table:style-name="ce11">
            <text:p>LES NOUVEAUX HEROS</text:p>
          </table:table-cell>
          <table:table-cell table:number-columns-repeated="252" table:style-name="ce11"/>
          <table:table-cell table:number-columns-repeated="16127" table:style-name="ce19"/>
        </table:table-row>
        <table:table-row table:style-name="ro2">
          <table:table-cell office:value-type="string" table:style-name="ce10">
            <text:p>21H</text:p>
          </table:table-cell>
          <table:table-cell office:value-type="string" table:style-name="ce14">
            <text:p>BIS</text:p>
          </table:table-cell>
          <table:table-cell table:style-name="ce13"/>
          <table:table-cell office:value-type="string" table:style-name="ce10">
            <text:p>21H</text:p>
          </table:table-cell>
          <table:table-cell office:value-type="string" table:style-name="ce10">
            <text:p>CINQUANTE NUANCES DE GREY</text:p>
          </table:table-cell>
          <table:table-cell table:number-columns-repeated="16379" table:style-name="ce14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6">
            <text:p>BOB L'ÉPONGE – LE FILM</text:p>
          </table:table-cell>
          <table:table-cell office:value-type="string" table:style-name="ce7">
            <text:p>VEN 20</text:p>
          </table:table-cell>
          <table:table-cell office:value-type="string" table:style-name="ce6">
            <text:p>17H30</text:p>
          </table:table-cell>
          <table:table-cell office:value-type="string" table:style-name="ce6">
            <text:p>UN VILLAGE PRESQUE PARFAIT !</text:p>
          </table:table-cell>
          <table:table-cell table:number-columns-repeated="252" table:style-name="ce11"/>
          <table:table-cell table:number-columns-repeated="16127" table:style-name="ce19"/>
        </table:table-row>
        <table:table-row table:style-name="ro2">
          <table:table-cell office:value-type="string" table:style-name="ce10">
            <text:p>21 H</text:p>
          </table:table-cell>
          <table:table-cell office:value-type="string" table:style-name="ce14">
            <text:p>KINGSMAN : SERVICES SECRETS</text:p>
          </table:table-cell>
          <table:table-cell table:style-name="ce13"/>
          <table:table-cell office:value-type="string" table:style-name="ce10">
            <text:p>21H</text:p>
          </table:table-cell>
          <table:table-cell office:value-type="string" table:style-name="ce10">
            <text:p>TAKEN 3</text:p>
          </table:table-cell>
          <table:table-cell table:number-columns-repeated="16379" table:style-name="ce14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6">
            <text:p>LA FAMILLE BELIER</text:p>
          </table:table-cell>
          <table:table-cell office:value-type="string" table:style-name="ce7">
            <text:p>SAM 21</text:p>
          </table:table-cell>
          <table:table-cell office:value-type="string" table:style-name="ce6">
            <text:p>17H30</text:p>
          </table:table-cell>
          <table:table-cell office:value-type="string" table:style-name="ce15">
            <text:p>LA NUIT AU MUSÉE : LE SECRET DES PHARAONS</text:p>
          </table:table-cell>
          <table:table-cell table:number-columns-repeated="252" table:style-name="ce11"/>
          <table:table-cell table:number-columns-repeated="16127" table:style-name="ce19"/>
        </table:table-row>
        <table:table-row table:style-name="ro2">
          <table:table-cell office:value-type="string" table:style-name="ce10">
            <text:p>21 H</text:p>
          </table:table-cell>
          <table:table-cell office:value-type="string" table:style-name="ce10">
            <text:p>PAPA OU MAMAN</text:p>
          </table:table-cell>
          <table:table-cell table:style-name="ce13"/>
          <table:table-cell office:value-type="string" table:style-name="ce10">
            <text:p>21H</text:p>
          </table:table-cell>
          <table:table-cell office:value-type="string" table:style-name="ce10">
            <text:p>BIS</text:p>
          </table:table-cell>
          <table:table-cell table:number-columns-repeated="16379" table:style-name="ce14"/>
        </table:table-row>
        <table:table-row table:style-name="ro1">
          <table:table-cell office:value-type="string" table:style-name="ce11">
            <text:p>17h30</text:p>
          </table:table-cell>
          <table:table-cell office:value-type="string" table:style-name="ce11">
            <text:p>LES NOUVEAUX HEROS</text:p>
          </table:table-cell>
          <table:table-cell office:value-type="string" table:style-name="ce20">
            <text:p>DIM 22</text:p>
          </table:table-cell>
          <table:table-cell office:value-type="string" table:style-name="ce11">
            <text:p>17H30</text:p>
          </table:table-cell>
          <table:table-cell office:value-type="string" table:style-name="ce11">
            <text:p>BOB L'ÉPONGE – LE FILM</text:p>
          </table:table-cell>
          <table:table-cell table:number-columns-repeated="252" table:style-name="ce6"/>
          <table:table-cell table:number-columns-repeated="16127"/>
        </table:table-row>
        <table:table-row table:style-name="ro2">
          <table:table-cell office:value-type="string" table:style-name="ce14">
            <text:p>21 H</text:p>
          </table:table-cell>
          <table:table-cell office:value-type="string" table:style-name="ce14">
            <text:p>LA FAMILLE BELIER</text:p>
          </table:table-cell>
          <table:table-cell table:style-name="ce21"/>
          <table:table-cell office:value-type="string" table:style-name="ce14">
            <text:p>21H</text:p>
          </table:table-cell>
          <table:table-cell office:value-type="string" table:style-name="ce10">
            <text:p>KINGSMAN : SERVICES SECRETS</text:p>
          </table:table-cell>
          <table:table-cell table:number-columns-repeated="16379" table:style-name="ce10"/>
        </table:table-row>
        <table:table-row table:style-name="ro1">
          <table:table-cell office:value-type="string" table:style-name="ce11">
            <text:p>17h30</text:p>
          </table:table-cell>
          <table:table-cell office:value-type="string" table:style-name="ce11">
            <text:p>UN VILLAGE PRESQUE PARFAIT !</text:p>
          </table:table-cell>
          <table:table-cell office:value-type="string" table:style-name="ce22">
            <text:p>LUN 23</text:p>
          </table:table-cell>
          <table:table-cell office:value-type="string" table:style-name="ce11">
            <text:p>17H30</text:p>
          </table:table-cell>
          <table:table-cell office:value-type="string" table:style-name="ce11">
            <text:p>LA FAMILLE BELIER</text:p>
          </table:table-cell>
          <table:table-cell table:number-columns-repeated="252" table:style-name="ce6"/>
          <table:table-cell table:number-columns-repeated="16127"/>
        </table:table-row>
        <table:table-row table:style-name="ro1">
          <table:table-cell office:value-type="string" table:style-name="ce14">
            <text:p>21 H</text:p>
          </table:table-cell>
          <table:table-cell office:value-type="string" table:style-name="ce14">
            <text:p>TAKEN 3</text:p>
          </table:table-cell>
          <table:table-cell table:style-name="ce21"/>
          <table:table-cell office:value-type="string" table:style-name="ce14">
            <text:p>21H</text:p>
          </table:table-cell>
          <table:table-cell office:value-type="string" table:style-name="ce14">
            <text:p>PAPA OU MAMAN</text:p>
          </table:table-cell>
          <table:table-cell table:number-columns-repeated="252" table:style-name="ce6"/>
          <table:table-cell table:number-columns-repeated="16127"/>
        </table:table-row>
        <table:table-row table:style-name="ro1">
          <table:table-cell office:value-type="string" table:style-name="ce11">
            <text:p>17h30</text:p>
          </table:table-cell>
          <table:table-cell office:value-type="string" table:style-name="ce11">
            <text:p>LA NUIT AU MUSÉE : LE SECRET DES PHARAONS</text:p>
          </table:table-cell>
          <table:table-cell office:value-type="string" table:style-name="ce22">
            <text:p>MAR 24</text:p>
          </table:table-cell>
          <table:table-cell office:value-type="string" table:style-name="ce11">
            <text:p>17H30</text:p>
          </table:table-cell>
          <table:table-cell office:value-type="string" table:style-name="ce11">
            <text:p>LES NOUVEAUX HEROS</text:p>
          </table:table-cell>
          <table:table-cell table:number-columns-repeated="252" table:style-name="ce17"/>
          <table:table-cell table:number-columns-repeated="16127" table:style-name="ce23"/>
        </table:table-row>
        <table:table-row table:style-name="ro1">
          <table:table-cell office:value-type="string" table:style-name="ce14">
            <text:p>21 H</text:p>
          </table:table-cell>
          <table:table-cell office:value-type="string" table:style-name="ce14">
            <text:p>BIS</text:p>
          </table:table-cell>
          <table:table-cell table:style-name="ce21"/>
          <table:table-cell office:value-type="string" table:style-name="ce14">
            <text:p>21H</text:p>
          </table:table-cell>
          <table:table-cell office:value-type="string" table:style-name="ce8">
            <text:p>CINQUANTE NUANCES DE GREY</text:p>
          </table:table-cell>
          <table:table-cell table:number-columns-repeated="16379" table:style-name="ce10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11">
            <text:p>BOB L'ÉPONGE – LE FILM</text:p>
          </table:table-cell>
          <table:table-cell office:value-type="string" table:style-name="ce7">
            <text:p>MER 25</text:p>
          </table:table-cell>
          <table:table-cell office:value-type="string" table:style-name="ce6">
            <text:p>17H30</text:p>
          </table:table-cell>
          <table:table-cell office:value-type="string" table:style-name="ce6">
            <text:p>UN VILLAGE PRESQUE PARFAIT !</text:p>
          </table:table-cell>
          <table:table-cell table:number-columns-repeated="252" table:style-name="ce6"/>
          <table:table-cell table:number-columns-repeated="16127"/>
        </table:table-row>
        <table:table-row table:style-name="ro1">
          <table:table-cell office:value-type="string" table:style-name="ce10">
            <text:p>21 H</text:p>
          </table:table-cell>
          <table:table-cell office:value-type="string" table:style-name="ce14">
            <text:p>KINGSMAN : SERVICES SECRETS</text:p>
          </table:table-cell>
          <table:table-cell table:style-name="ce13"/>
          <table:table-cell office:value-type="string" table:style-name="ce10">
            <text:p>21H</text:p>
          </table:table-cell>
          <table:table-cell office:value-type="string" table:style-name="ce14">
            <text:p>TAKEN 3</text:p>
          </table:table-cell>
          <table:table-cell table:number-columns-repeated="252" table:style-name="ce8"/>
          <table:table-cell table:number-columns-repeated="16127" table:style-name="ce24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11">
            <text:p>LA FAMILLE BELIER</text:p>
          </table:table-cell>
          <table:table-cell office:value-type="string" table:style-name="ce7">
            <text:p>JEU 26</text:p>
          </table:table-cell>
          <table:table-cell office:value-type="string" table:style-name="ce6">
            <text:p>17H30</text:p>
          </table:table-cell>
          <table:table-cell office:value-type="string" table:style-name="ce6">
            <text:p>LA NUIT AU MUSÉE : LE SECRET DES PHARAONS</text:p>
          </table:table-cell>
          <table:table-cell table:number-columns-repeated="252" table:style-name="ce6"/>
          <table:table-cell table:number-columns-repeated="16127"/>
        </table:table-row>
        <table:table-row table:style-name="ro1">
          <table:table-cell office:value-type="string" table:style-name="ce6">
            <text:p>21 H</text:p>
          </table:table-cell>
          <table:table-cell office:value-type="string" table:style-name="ce15">
            <text:p>LE DERNIER LOUP</text:p>
          </table:table-cell>
          <table:table-cell table:style-name="ce7"/>
          <table:table-cell office:value-type="string" table:style-name="ce6">
            <text:p>21H</text:p>
          </table:table-cell>
          <table:table-cell office:value-type="string" table:style-name="ce6">
            <text:p>LA FAMILLE BELIER</text:p>
          </table:table-cell>
          <table:table-cell table:number-columns-repeated="252" table:style-name="ce8"/>
          <table:table-cell table:number-columns-repeated="16127" table:style-name="ce24"/>
        </table:table-row>
        <table:table-row table:style-name="ro1">
          <table:table-cell office:value-type="string" table:style-name="ce17">
            <text:p>17h30</text:p>
          </table:table-cell>
          <table:table-cell office:value-type="string" table:style-name="ce17">
            <text:p>LES NOUVEAUX HEROS</text:p>
          </table:table-cell>
          <table:table-cell office:value-type="string" table:style-name="ce25">
            <text:p>VEN 27</text:p>
          </table:table-cell>
          <table:table-cell office:value-type="string" table:style-name="ce17">
            <text:p>17H30</text:p>
          </table:table-cell>
          <table:table-cell office:value-type="string" table:style-name="ce17">
            <text:p>BOB L'ÉPONGE – LE FILM</text:p>
          </table:table-cell>
          <table:table-cell table:number-columns-repeated="252" table:style-name="ce6"/>
          <table:table-cell table:number-columns-repeated="16127"/>
        </table:table-row>
        <table:table-row table:style-name="ro1">
          <table:table-cell office:value-type="string" table:style-name="ce10">
            <text:p>21 H</text:p>
          </table:table-cell>
          <table:table-cell office:value-type="string" table:style-name="ce10">
            <text:p>CINQUANTE NUANCES DE GREY</text:p>
          </table:table-cell>
          <table:table-cell table:style-name="ce13"/>
          <table:table-cell office:value-type="string" table:style-name="ce10">
            <text:p>21H</text:p>
          </table:table-cell>
          <table:table-cell office:value-type="string" table:style-name="ce8">
            <text:p>KINGSMAN : SERVICES SECRETS</text:p>
          </table:table-cell>
          <table:table-cell table:number-columns-repeated="252" table:style-name="ce8"/>
          <table:table-cell table:number-columns-repeated="16127" table:style-name="ce24"/>
        </table:table-row>
        <table:table-row table:style-name="ro1">
          <table:table-cell office:value-type="string" table:style-name="ce6">
            <text:p>17h30</text:p>
          </table:table-cell>
          <table:table-cell office:value-type="string" table:style-name="ce6">
            <text:p>UN VILLAGE PRESQUE PARFAIT !</text:p>
          </table:table-cell>
          <table:table-cell office:value-type="string" table:style-name="ce7">
            <text:p>SAM 28</text:p>
          </table:table-cell>
          <table:table-cell office:value-type="string" table:style-name="ce6">
            <text:p>17H30</text:p>
          </table:table-cell>
          <table:table-cell office:value-type="string" table:style-name="ce6">
            <text:p>PAPA OU MAMAN</text:p>
          </table:table-cell>
          <table:table-cell table:number-columns-repeated="252" table:style-name="ce6"/>
          <table:table-cell table:number-columns-repeated="16127"/>
        </table:table-row>
        <table:table-row table:style-name="ro1">
          <table:table-cell office:value-type="string" table:style-name="ce8">
            <text:p>21 H</text:p>
          </table:table-cell>
          <table:table-cell office:value-type="string" table:style-name="ce8">
            <text:p>LES SOUVENIRS</text:p>
          </table:table-cell>
          <table:table-cell table:style-name="ce9"/>
          <table:table-cell office:value-type="string" table:style-name="ce8">
            <text:p>21H</text:p>
          </table:table-cell>
          <table:table-cell office:value-type="string" table:style-name="ce8">
            <text:p>LE DERNIER LOUP</text:p>
          </table:table-cell>
          <table:table-cell table:number-columns-repeated="252" table:style-name="ce8"/>
          <table:table-cell table:number-columns-repeated="16127" table:style-name="ce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24"/>
          <table:table-cell table:number-columns-repeated="252" table:style-name="ce6"/>
          <table:table-cell table:number-columns-repeated="16127"/>
        </table:table-row>
        <table:table-row table:style-name="ro1">
          <table:table-cell table:number-columns-repeated="2" table:style-name="ce6"/>
          <table:table-cell table:style-name="ce7"/>
          <table:table-cell table:number-columns-repeated="2" table:style-name="ce6"/>
          <table:table-cell table:number-columns-repeated="252" table:style-name="ce17"/>
          <table:table-cell table:number-columns-repeated="16127" table:style-name="ce23"/>
        </table:table-row>
        <table:table-row table:style-name="ro1">
          <table:table-cell table:number-columns-repeated="5" table:style-name="ce24"/>
          <table:table-cell table:number-columns-repeated="252" table:style-name="ce6"/>
          <table:table-cell table:number-columns-repeated="16127"/>
        </table:table-row>
        <table:table-row table:style-name="ro1">
          <table:table-cell table:number-columns-repeated="2" table:style-name="ce6"/>
          <table:table-cell table:style-name="ce7"/>
          <table:table-cell table:number-columns-repeated="2" table:style-name="ce6"/>
          <table:table-cell table:number-columns-repeated="252" table:style-name="ce17"/>
          <table:table-cell table:number-columns-repeated="16127" table:style-name="ce23"/>
        </table:table-row>
        <table:table-row table:style-name="ro1">
          <table:table-cell table:number-columns-repeated="5" table:style-name="ce24"/>
          <table:table-cell table:number-columns-repeated="252" table:style-name="ce6"/>
          <table:table-cell table:number-columns-repeated="16127"/>
        </table:table-row>
        <table:table-row table:style-name="ro1">
          <table:table-cell table:number-columns-repeated="2" table:style-name="ce6"/>
          <table:table-cell table:style-name="ce7"/>
          <table:table-cell table:number-columns-repeated="2" table:style-name="ce6"/>
          <table:table-cell table:number-columns-repeated="16379" table:style-name="ce23"/>
        </table:table-row>
        <table:table-row table:style-name="ro1">
          <table:table-cell table:number-columns-repeated="2" table:style-name="ce6"/>
          <table:table-cell table:style-name="ce7"/>
          <table:table-cell table:number-columns-repeated="2" table:style-name="ce6"/>
          <table:table-cell table:number-columns-repeated="252" table:style-name="ce8"/>
          <table:table-cell table:number-columns-repeated="16127" table:style-name="ce24"/>
        </table:table-row>
        <table:table-row table:style-name="ro1">
          <table:table-cell table:number-columns-repeated="5" table:style-name="ce23"/>
          <table:table-cell table:number-columns-repeated="252" table:style-name="ce17"/>
          <table:table-cell table:number-columns-repeated="16127" table:style-name="ce23"/>
        </table:table-row>
        <table:table-row table:style-name="ro1">
          <table:table-cell table:number-columns-repeated="2" table:style-name="ce6"/>
          <table:table-cell table:style-name="ce7"/>
          <table:table-cell table:number-columns-repeated="2" table:style-name="ce6"/>
          <table:table-cell table:number-columns-repeated="252" table:style-name="ce8"/>
          <table:table-cell table:number-columns-repeated="16127" table:style-name="ce24"/>
        </table:table-row>
        <table:table-row table:style-name="ro1">
          <table:table-cell table:number-columns-repeated="5" table:style-name="ce23"/>
          <table:table-cell table:number-columns-repeated="16379" table:style-name="ce1"/>
        </table:table-row>
        <table:table-row table:style-name="ro1">
          <table:table-cell table:number-columns-repeated="2" table:style-name="ce6"/>
          <table:table-cell table:style-name="ce7"/>
          <table:table-cell table:number-columns-repeated="2" table:style-name="ce6"/>
          <table:table-cell table:number-columns-repeated="16379" table:style-name="ce24"/>
        </table:table-row>
        <table:table-row table:style-name="ro1">
          <table:table-cell table:number-columns-repeated="5" table:style-name="ce23"/>
          <table:table-cell table:number-columns-repeated="252" table:style-name="ce6"/>
          <table:table-cell table:number-columns-repeated="16127"/>
        </table:table-row>
        <table:table-row table:style-name="ro1">
          <table:table-cell table:number-columns-repeated="5" table:style-name="ce24"/>
          <table:table-cell table:number-columns-repeated="252" table:style-name="ce8"/>
          <table:table-cell table:number-columns-repeated="16127" table:style-name="ce24"/>
        </table:table-row>
        <table:table-row table:style-name="ro1">
          <table:table-cell table:number-columns-repeated="5" table:style-name="ce23"/>
          <table:table-cell table:number-columns-repeated="252" table:style-name="ce6"/>
          <table:table-cell table:number-columns-repeated="16127"/>
        </table:table-row>
        <table:table-row table:style-name="ro1">
          <table:table-cell table:number-columns-repeated="5" table:style-name="ce24"/>
          <table:table-cell table:number-columns-repeated="252" table:style-name="ce8"/>
          <table:table-cell table:number-columns-repeated="16127" table:style-name="ce24"/>
        </table:table-row>
        <table:table-row table:style-name="ro1">
          <table:table-cell table:number-columns-repeated="5" table:style-name="ce1"/>
          <table:table-cell table:number-columns-repeated="252" table:style-name="ce6"/>
          <table:table-cell table:number-columns-repeated="16127"/>
        </table:table-row>
        <table:table-row table:style-name="ro1">
          <table:table-cell table:number-columns-repeated="5" table:style-name="ce24"/>
          <table:table-cell table:number-columns-repeated="252" table:style-name="ce8"/>
          <table:table-cell table:number-columns-repeated="16127" table:style-name="ce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24"/>
          <table:table-cell table:number-columns-repeated="252" table:style-name="ce8"/>
          <table:table-cell table:number-columns-repeated="16127" table:style-name="ce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8"/>
          <table:table-cell table:style-name="ce9"/>
          <table:table-cell table:number-columns-repeated="254" table:style-name="ce8"/>
          <table:table-cell table:number-columns-repeated="16127" table:style-name="ce24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12"/>
          <table:table-cell table:style-name="ce9"/>
          <table:table-cell table:number-columns-repeated="2" table:style-name="ce8"/>
          <table:table-cell table:number-columns-repeated="252" table:style-name="ce6"/>
          <table:table-cell table:number-columns-repeated="1612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8"/>
          <table:table-cell table:style-name="ce9"/>
          <table:table-cell table:number-columns-repeated="2" table:style-name="ce8"/>
          <table:table-cell table:number-columns-repeated="252" table:style-name="ce6"/>
          <table:table-cell table:number-columns-repeated="1612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8"/>
          <table:table-cell table:style-name="ce9"/>
          <table:table-cell table:number-columns-repeated="2" table:style-name="ce8"/>
          <table:table-cell table:number-columns-repeated="252" table:style-name="ce6"/>
          <table:table-cell table:number-columns-repeated="1612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1"/>
          <table:table-cell table:style-name="ce7"/>
          <table:table-cell table:style-name="ce6"/>
          <table:table-cell table:style-name="ce11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1"/>
          <table:table-cell table:style-name="ce7"/>
          <table:table-cell table:number-columns-repeated="254" table:style-name="ce6"/>
          <table:table-cell table:number-columns-repeated="16127"/>
        </table:table-row>
        <table:table-row table:number-rows-repeated="1048493" table:style-name="ro1">
          <table:table-cell table:number-columns-repeated="16384"/>
        </table:table-row>
      </table:table>
      <table:table table:name="Feuille2" table:style-name="ta2">
        <table:table-column table:style-name="co5" table:number-columns-repeated="257" table:default-cell-style-name="ce1"/>
        <table:table-column table:style-name="co6" table:number-columns-repeated="767" table:default-cell-style-name="ce1"/>
        <table:table-column table:style-name="co7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Feuille3" table:style-name="ta2">
        <table:table-column table:style-name="co5" table:number-columns-repeated="257" table:default-cell-style-name="ce1"/>
        <table:table-column table:style-name="co6" table:number-columns-repeated="767" table:default-cell-style-name="ce1"/>
        <table:table-column table:style-name="co7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landscape" style:print-page-order="ltr" style:first-page-number="1" style:scale-to="100%" style:table-centering="none" style:print="objects charts drawings"/>
      <style:header-style>
        <style:header-footer-properties fo:min-height="0.394094488188977in" fo:margin-left="0in" fo:margin-right="0in" fo:margin-bottom="0in"/>
      </style:header-style>
      <style:footer-style>
        <style:header-footer-properties fo:min-height="0.394094488188977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094488188977in" fo:margin-left="0in" fo:margin-right="0in" fo:margin-bottom="0in"/>
      </style:header-style>
      <style:footer-style>
        <style:header-footer-properties fo:min-height="0.394094488188977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/>
    </style:style>
    <style:style style:name="T3" style:family="text">
      <style:text-properties fo:color="#000000" style:font-name="Arial1" style:font-name-asian="Arial1" style:font-name-complex="Arial1" fo:font-size="10pt" style:font-size-asian="10pt" style:font-size-complex="10pt"/>
    </style:style>
    <style:style style:name="T4" style:family="text">
      <style:text-properties fo:color="#000000" style:font-name="Arial1" style:font-name-asian="Arial1" style:font-name-complex="Arial1" fo:font-size="10pt" style:font-size-asian="10pt" style:font-size-complex="10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olivier</meta:initial-creator>
    <dc:creator>Jean-Baptiste</dc:creator>
    <meta:creation-date>2010-01-31T19:12:44Z</meta:creation-date>
    <dc:date>2015-02-04T09:30:43Z</dc:date>
    <meta:print-date>2010-02-28T00:46:56Z</meta:print-date>
    <meta:editing-cycles>68</meta:editing-cycles>
    <meta:editing-duration>PT39121S</meta:editing-duration>
  </office:meta>
</office:document-meta>
</file>